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001" officeooo:paragraph-rsid="000ee001"/>
    </style:style>
    <style:style style:name="P2" style:family="paragraph" style:parent-style-name="Standard" style:list-style-name="L1">
      <style:text-properties officeooo:rsid="0012379b" officeooo:paragraph-rsid="0012379b"/>
    </style:style>
    <style:style style:name="P3" style:family="paragraph" style:parent-style-name="Standard" style:list-style-name="L1">
      <style:text-properties officeooo:rsid="00125185" officeooo:paragraph-rsid="00125185"/>
    </style:style>
    <style:style style:name="P4" style:family="paragraph" style:parent-style-name="Standard">
      <style:text-properties officeooo:rsid="0012ba12" officeooo:paragraph-rsid="0012ba12"/>
    </style:style>
    <style:style style:name="P5" style:family="paragraph" style:parent-style-name="Standard" style:list-style-name="L1">
      <style:text-properties officeooo:rsid="0012ba12" officeooo:paragraph-rsid="0012ba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TTO COSTO ESTANDAR</text:p>
      <text:p text:style-name="P1"/>
      <text:p text:style-name="P1"/>
      <text:list xml:id="list3168784378" text:style-name="L1">
        <text:list-item>
          <text:p text:style-name="P2">AMPLIAR ESPACIO CANTIDAD IMPRESION ORDEN DE PRODUCCION.</text:p>
        </text:list-item>
        <text:list-item>
          <text:p text:style-name="P3">REPORTE DE CHEQUES ANTICIPADOS LIQUIDADOS Y PENDIENTES DE LIQUIDAR.</text:p>
        </text:list-item>
        <text:list-item>
          <text:p text:style-name="P5">EXISTENCIAS EN ORDEN DE COMPRA INTERNACIONAL</text:p>
        </text:list-item>
        <text:list-item>
          <text:p text:style-name="P5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8:50:17.396847227</meta:creation-date>
    <dc:date>2020-01-15T17:05:11.866171438</dc:date>
    <meta:editing-duration>PT6H54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9" meta:character-count="191" meta:non-whitespace-character-count="170"/>
  </office:meta>
</office:document-meta>
</file>